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3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fo:font-size="0.83333in" style:font-size-asian="0.83333in" style:font-size-complex="0.8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59" draw:master-page-name="Master1-Layout1-title-شريحة-عنوان" presentation:presentation-page-layout-name="Master1-PPL1" draw:id="Slide-256">
        <draw:frame draw:id="id63" presentation:style-name="a362" draw:name="عنوان 1" svg:x="1.66667in" svg:y="1.22743in" svg:width="10in" svg:height="2.61111in" presentation:class="title" presentation:placeholder="false">
          <draw:text-box>
            <text:p text:style-name="a361" text:class-names="" text:cond-style-name=""><text:span text:style-name="a360" text:class-names="">المقدمة </text:span></text:p>
          </draw:text-box>
          <svg:title/>
          <svg:desc/>
        </draw:frame>
        <draw:frame draw:id="id64" presentation:style-name="a367" draw:name="عنوان فرعي 2" svg:x="1.66667in" svg:y="3.93924in" svg:width="10in" svg:height="1.81076in" presentation:class="subtitle" presentation:placeholder="false">
          <draw:text-box>
            <text:p text:style-name="a366" text:class-names="" text:cond-style-name=""><text:span text:style-name="a363" text:class-names="">يعتبر قطاع الزرعة من اهم القطاعات في المملكة و يمثل عماد الاقتصاد في بلدينا الأقل نمو فهوه يمثل النسبة الأكبر من الناتج المحلي والاجمالي فحيث<text:s text:c="1"/></text:span><text:span text:style-name="a364" text:class-names="">يتاروح</text:span><text:span text:style-name="a365" text:class-names=""><text:s text:c="1"/>بين 30 الا 60 في الماه في الثلث بلدينا </text:span></text:p>
          </draw:text-box>
          <svg:title/>
          <svg:desc/>
        </draw:frame>
      </draw:page>
      <draw:page draw:name="Slide3" draw:style-name="a368" draw:master-page-name="Master1-Layout2-obj-عنوان-ومحتوى" presentation:presentation-page-layout-name="Master1-PPL2" draw:id="Slide-258">
        <draw:frame draw:id="id65" presentation:style-name="a375" draw:name="Title 1" svg:x="0.91667in" svg:y="0.39931in" svg:width="11.5in" svg:height="1.44965in" presentation:class="title" presentation:placeholder="false">
          <draw:text-box>
            <text:p text:style-name="a374" text:class-names="" text:cond-style-name=""><text:span text:style-name="a369" text:class-names="">شركه</text:span><text:span text:style-name="a370" text:class-names=""><text:s text:c="1"/></text:span><text:span text:style-name="a371" text:class-names="">ارلا</text:span><text:span text:style-name="a372" text:class-names=""><text:s text:c="1"/></text:span><text:span text:style-name="a373" text:class-names="">الغذايه</text:span></text:p>
          </draw:text-box>
          <svg:title/>
          <svg:desc/>
        </draw:frame>
        <draw:frame draw:id="id66" presentation:style-name="a579" draw:name="Content Placeholder 2" svg:x="0.91667in" svg:y="1.99653in" svg:width="11.5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376" text:class-names="">شركة</text:span><text:span text:style-name="a377" text:class-names=""><text:s text:c="1"/></text:span><text:span text:style-name="a378" text:class-names="">ارلا</text:span><text:span text:style-name="a379" text:class-names=""><text:s text:c="1"/></text:span><text:span text:style-name="a380" text:class-names="">الغذاية</text:span><text:span text:style-name="a381" text:class-names=""> <text:s text:c="1"/></text:span><text:span text:style-name="a382" text:class-names="">الالبان</text:span><text:span text:style-name="a383" text:class-names=""> </text:span><text:span text:style-name="a384" text:class-names="">استراتجية</text:span><text:span text:style-name="a385" text:class-names=""><text:s text:c="1"/></text:span><text:span text:style-name="a386" text:class-names="">زراعة</text:span><text:span text:style-name="a387" text:class-names=""><text:s text:c="1"/></text:span><text:span text:style-name="a388" text:class-names="">الالبان</text:span><text:span text:style-name="a389" text:class-names=""><text:s text:c="1"/></text:span><text:span text:style-name="a390" text:class-names="">المستدامة</text:span><text:span text:style-name="a391" text:class-names=""><text:s text:c="1"/></text:span><text:span text:style-name="a392" text:class-names="">بهدف</text:span><text:span text:style-name="a393" text:class-names=""><text:s text:c="1"/></text:span><text:span text:style-name="a394" text:class-names="">تقوية</text:span><text:span text:style-name="a395" text:class-names=""><text:s text:c="1"/></text:span><text:span text:style-name="a396" text:class-names="">الادا</text:span><text:span text:style-name="a397" text:class-names=""> <text:s text:c="1"/></text:span><text:span text:style-name="a398" text:class-names="">البيي</text:span><text:span text:style-name="a399" text:class-names=""> </text:span><text:span text:style-name="a400" text:class-names="">لمزرعة</text:span><text:span text:style-name="a401" text:class-names=""><text:s text:c="1"/></text:span><text:span text:style-name="a402" text:class-names="">ارلا</text:span><text:span text:style-name="a403" text:class-names=""> </text:span><text:span text:style-name="a404" text:class-names="">لدينا</text:span><text:span text:style-name="a405" text:class-names=""> </text:span><text:span text:style-name="a406" text:class-names="">اسراتيجية</text:span><text:span text:style-name="a407" text:class-names=""><text:s text:c="1"/></text:span><text:span text:style-name="a408" text:class-names="">مستدامة</text:span><text:span text:style-name="a409" text:class-names=""><text:s text:c="1"/></text:span><text:span text:style-name="a410" text:class-names="">لزراعة</text:span><text:span text:style-name="a411" text:class-names=""><text:s text:c="1"/></text:span><text:span text:style-name="a412" text:class-names="">الالبان</text:span><text:span text:style-name="a413" text:class-names=""><text:s text:c="1"/></text:span><text:span text:style-name="a414" text:class-names="">مع</text:span><text:span text:style-name="a415" text:class-names=""><text:s text:c="1"/></text:span><text:span text:style-name="a416" text:class-names="">التركيز</text:span><text:span text:style-name="a417" text:class-names=""><text:s text:c="1"/></text:span><text:span text:style-name="a418" text:class-names="">علة</text:span><text:span text:style-name="a419" text:class-names=""><text:s text:c="1"/></text:span><text:span text:style-name="a420" text:class-names="">اربع</text:span><text:span text:style-name="a421" text:class-names=""> </text:span><text:span text:style-name="a422" text:class-names="">جوانب</text:span><text:span text:style-name="a423" text:class-names="">  1المناخ<text:s text:c="1"/></text:span><text:span text:style-name="a424" text:class-names="">مع</text:span><text:span text:style-name="a425" text:class-names=""><text:s text:c="1"/></text:span><text:span text:style-name="a426" text:class-names="">الهدف</text:span><text:span text:style-name="a427" text:class-names=""><text:s text:c="1"/></text:span><text:span text:style-name="a428" text:class-names="">في</text:span><text:span text:style-name="a429" text:class-names=""><text:s text:c="1"/></text:span><text:span text:style-name="a430" text:class-names="">عام</text:span><text:span text:style-name="a431" text:class-names=""><text:s text:c="1"/>2020<text:s text:c="1"/></text:span><text:span text:style-name="a432" text:class-names="">سيتم</text:span><text:span text:style-name="a433" text:class-names=""><text:s text:c="1"/></text:span><text:span text:style-name="a434" text:class-names="">تخفيض</text:span><text:span text:style-name="a435" text:class-names=""><text:s text:c="1"/></text:span><text:span text:style-name="a436" text:class-names="">بصمة</text:span><text:span text:style-name="a437" text:class-names=""><text:s text:c="1"/></text:span><text:span text:style-name="a438" text:class-names="">المناخ</text:span><text:span text:style-name="a439" text:class-names=""><text:s text:c="1"/></text:span><text:span text:style-name="a440" text:class-names="">لكل</text:span><text:span text:style-name="a441" text:class-names=""><text:s text:c="1"/></text:span><text:span text:style-name="a442" text:class-names="">كلغ</text:span><text:span text:style-name="a443" text:class-names=""><text:s text:c="1"/></text:span><text:span text:style-name="a444" text:class-names="">من</text:span><text:span text:style-name="a445" text:class-names=""><text:s text:c="1"/></text:span><text:span text:style-name="a446" text:class-names="">مزارعة</text:span><text:span text:style-name="a447" text:class-names=""> </text:span><text:span text:style-name="a448" text:class-names="">ارلا</text:span><text:span text:style-name="a449" text:class-names=""><text:s text:c="1"/></text:span><text:span text:style-name="a450" text:class-names="">بنسبة</text:span><text:span text:style-name="a451" text:class-names=""><text:s text:c="1"/>30<text:s text:c="1"/></text:span><text:span text:style-name="a452" text:class-names="">في</text:span><text:span text:style-name="a453" text:class-names=""><text:s text:c="1"/></text:span><text:span text:style-name="a454" text:class-names="">المة</text:span><text:span text:style-name="a455" text:class-names=""> </text:span><text:span text:style-name="a456" text:class-names="">مقارنة</text:span><text:span text:style-name="a457" text:class-names=""><text:s text:c="1"/></text:span><text:span text:style-name="a458" text:class-names="">مع</text:span><text:span text:style-name="a459" text:class-names=""> 1990<text:s text:c="1"/></text:span><text:span text:style-name="a460" text:class-names="">وان</text:span><text:span text:style-name="a461" text:class-names=""><text:s text:c="1"/></text:span><text:span text:style-name="a462" text:class-names="">حصة</text:span><text:span text:style-name="a463" text:class-names=""><text:s text:c="1"/></text:span><text:span text:style-name="a464" text:class-names="">الطاقة</text:span><text:span text:style-name="a465" text:class-names=""><text:s text:c="1"/></text:span><text:span text:style-name="a466" text:class-names="">المتجددة</text:span><text:span text:style-name="a467" text:class-names=""><text:s text:c="1"/></text:span><text:span text:style-name="a468" text:class-names="">سيزيد</text:span><text:span text:style-name="a469" text:class-names=""> 2الحيؤانات<text:s text:c="1"/></text:span><text:span text:style-name="a470" text:class-names="">حيث</text:span><text:span text:style-name="a471" text:class-names=""><text:s text:c="1"/></text:span><text:span text:style-name="a472" text:class-names="">نركز</text:span><text:span text:style-name="a473" text:class-names=""><text:s text:c="1"/></text:span><text:span text:style-name="a474" text:class-names="">تحسين</text:span><text:span text:style-name="a475" text:class-names=""><text:s text:c="1"/></text:span><text:span text:style-name="a476" text:class-names="">رعاة</text:span><text:span text:style-name="a477" text:class-names=""><text:s text:c="1"/></text:span><text:span text:style-name="a478" text:class-names="">الحيوان</text:span><text:span text:style-name="a479" text:class-names=""><text:s text:c="1"/></text:span><text:span text:style-name="a480" text:class-names="">باستمرار</text:span><text:span text:style-name="a481" text:class-names=""><text:s text:c="1"/></text:span><text:span text:style-name="a482" text:class-names="">من</text:span><text:span text:style-name="a483" text:class-names=""><text:s text:c="1"/></text:span><text:span text:style-name="a484" text:class-names="">خلال</text:span><text:span text:style-name="a485" text:class-names=""><text:s text:c="1"/></text:span><text:span text:style-name="a486" text:class-names="">تنفيذ</text:span><text:span text:style-name="a487" text:class-names=""><text:s text:c="1"/></text:span><text:span text:style-name="a488" text:class-names="">معيار</text:span><text:span text:style-name="a489" text:class-names=""><text:s text:c="1"/></text:span><text:span text:style-name="a490" text:class-names="">رعاية</text:span><text:span text:style-name="a491" text:class-names=""><text:s text:c="1"/></text:span><text:span text:style-name="a492" text:class-names="">الحيوان</text:span><text:span text:style-name="a493" text:class-names=""> </text:span><text:span text:style-name="a494" text:class-names="">ارلا</text:span><text:span text:style-name="a495" text:class-names=""><text:s text:c="1"/></text:span><text:span text:style-name="a496" text:class-names="">غادن</text:span><text:span text:style-name="a497" text:class-names=""> </text:span><text:span text:style-name="a498" text:class-names="">لكل</text:span><text:span text:style-name="a499" text:class-names=""><text:s text:c="1"/></text:span><text:span text:style-name="a500" text:class-names="">مزارعي</text:span><text:span text:style-name="a501" text:class-names=""><text:s text:c="1"/></text:span><text:span text:style-name="a502" text:class-names="">ارلا</text:span><text:span text:style-name="a503" text:class-names=""><text:s text:c="1"/>و<text:s text:c="1"/></text:span><text:span text:style-name="a504" text:class-names="">من</text:span><text:span text:style-name="a505" text:class-names=""><text:s text:c="1"/></text:span><text:span text:style-name="a506" text:class-names="">خلال</text:span><text:span text:style-name="a507" text:class-names=""><text:s text:c="1"/></text:span><text:span text:style-name="a508" text:class-names="">تقوية</text:span><text:span text:style-name="a509" text:class-names=""><text:s text:c="1"/></text:span><text:span text:style-name="a510" text:class-names="">الادء</text:span><text:span text:style-name="a511" text:class-names=""><text:s text:c="1"/></text:span><text:span text:style-name="a512" text:class-names="">مع</text:span><text:span text:style-name="a513" text:class-names=""><text:s text:c="1"/></text:span><text:span text:style-name="a514" text:class-names="">خدمات</text:span><text:span text:style-name="a515" text:class-names=""><text:s text:c="1"/></text:span><text:span text:style-name="a516" text:class-names="">التوسيع</text:span><text:span text:style-name="a517" text:class-names=""><text:s text:c="1"/>و<text:s text:c="1"/></text:span><text:span text:style-name="a518" text:class-names="">المعرفة</text:span><text:span text:style-name="a519" text:class-names=""><text:s text:c="1"/></text:span><text:span text:style-name="a520" text:class-names="">الجديد</text:span><text:span text:style-name="a521" text:class-names=""> 3<text:s text:c="1"/></text:span><text:span text:style-name="a522" text:class-names="">الموارد</text:span><text:span text:style-name="a523" text:class-names=""><text:s text:c="1"/></text:span><text:span text:style-name="a524" text:class-names="">حيث</text:span><text:span text:style-name="a525" text:class-names=""><text:s text:c="1"/></text:span><text:span text:style-name="a526" text:class-names="">نركز</text:span><text:span text:style-name="a527" text:class-names=""><text:s text:c="1"/></text:span><text:span text:style-name="a528" text:class-names="">على</text:span><text:span text:style-name="a529" text:class-names=""><text:s text:c="1"/></text:span><text:span text:style-name="a530" text:class-names="">الطاقة</text:span><text:span text:style-name="a531" text:class-names=""><text:s text:c="1"/></text:span><text:span text:style-name="a532" text:class-names="">الماء</text:span><text:span text:style-name="a533" text:class-names=""><text:s text:c="1"/>و<text:s text:c="1"/></text:span><text:span text:style-name="a534" text:class-names="">العلف</text:span><text:span text:style-name="a535" text:class-names=""><text:s text:c="1"/></text:span><text:span text:style-name="a536" text:class-names="">بهدف</text:span><text:span text:style-name="a537" text:class-names=""><text:s text:c="1"/></text:span><text:span text:style-name="a538" text:class-names="">تحسين</text:span><text:span text:style-name="a539" text:class-names=""><text:s text:c="1"/></text:span><text:span text:style-name="a540" text:class-names="">الكفاءة</text:span><text:span text:style-name="a541" text:class-names=""><text:s text:c="1"/></text:span><text:span text:style-name="a542" text:class-names="">تقليل</text:span><text:span text:style-name="a543" text:class-names=""><text:s text:c="1"/>و<text:s text:c="1"/></text:span><text:span text:style-name="a544" text:class-names="">تدوير</text:span><text:span text:style-name="a545" text:class-names=""> </text:span><text:span text:style-name="a546" text:class-names="">النفايات</text:span><text:span text:style-name="a547" text:class-names=""><text:s text:c="1"/>4<text:s text:c="1"/></text:span><text:span text:style-name="a548" text:class-names="">الطبيعة</text:span><text:span text:style-name="a549" text:class-names=""><text:s text:c="1"/></text:span><text:span text:style-name="a550" text:class-names="">حيث</text:span><text:span text:style-name="a551" text:class-names=""><text:s text:c="1"/></text:span><text:span text:style-name="a552" text:class-names="">نركز</text:span><text:span text:style-name="a553" text:class-names=""><text:s text:c="1"/></text:span><text:span text:style-name="a554" text:class-names="">على</text:span><text:span text:style-name="a555" text:class-names=""><text:s text:c="1"/></text:span><text:span text:style-name="a556" text:class-names="">تشجيع</text:span><text:span text:style-name="a557" text:class-names=""><text:s text:c="1"/>و<text:s text:c="1"/></text:span><text:span text:style-name="a558" text:class-names="">الهام</text:span><text:span text:style-name="a559" text:class-names=""><text:s text:c="1"/></text:span><text:span text:style-name="a560" text:class-names="">مزودي</text:span><text:span text:style-name="a561" text:class-names=""> </text:span><text:span text:style-name="a562" text:class-names="">درلا</text:span><text:span text:style-name="a563" text:class-names=""><text:s text:c="1"/></text:span><text:span text:style-name="a564" text:class-names="">لحماية</text:span><text:span text:style-name="a565" text:class-names=""><text:s text:c="1"/>و<text:s text:c="1"/></text:span><text:span text:style-name="a566" text:class-names="">نشر</text:span><text:span text:style-name="a567" text:class-names=""><text:s text:c="1"/></text:span><text:span text:style-name="a568" text:class-names="">التنوع</text:span><text:span text:style-name="a569" text:class-names=""><text:s text:c="1"/></text:span><text:span text:style-name="a570" text:class-names="">الحيوي</text:span><text:span text:style-name="a571" text:class-names=""><text:s text:c="1"/></text:span><text:span text:style-name="a572" text:class-names="">عبر</text:span><text:span text:style-name="a573" text:class-names=""><text:s text:c="1"/></text:span><text:span text:style-name="a574" text:class-names="">مشروع</text:span><text:span text:style-name="a575" text:class-names=""><text:s text:c="1"/></text:span><text:span text:style-name="a576" text:class-names="">وطني</text:span></text:p>
              </text:list-item>
            </text:list>
          </draw:text-box>
          <svg:title/>
          <svg:desc/>
        </draw:frame>
      </draw:page>
      <draw:page draw:name="Slide2" draw:style-name="a580" draw:master-page-name="Master1-Layout2-obj-عنوان-ومحتوى" presentation:presentation-page-layout-name="Master1-PPL2" draw:id="Slide-257">
        <draw:frame draw:id="id67" presentation:style-name="a616" draw:name="Title 1" svg:x="0.91667in" svg:y="0.39931in" svg:width="11.5in" svg:height="1.44965in" presentation:class="title" presentation:placeholder="false">
          <draw:text-box>
            <text:p text:style-name="a615" text:class-names="" text:cond-style-name=""><text:span text:style-name="a581" text:class-names="">ارلا</text:span><text:span text:style-name="a582" text:class-names=""><text:s text:c="1"/></text:span><text:span text:style-name="a583" text:class-names="">الاغذيه</text:span><text:span text:style-name="a584" text:class-names=""><text:s text:c="1"/></text:span><text:span text:style-name="a585" text:class-names="">في</text:span><text:span text:style-name="a586" text:class-names=""><text:s text:c="1"/></text:span><text:span text:style-name="a587" text:class-names="">الشرق</text:span><text:span text:style-name="a588" text:class-names=""><text:s text:c="1"/></text:span><text:span text:style-name="a589" text:class-names="">الاوسط</text:span><text:span text:style-name="a590" text:class-names=""><text:s text:c="1"/></text:span><text:span text:style-name="a591" text:class-names="">هي</text:span><text:span text:style-name="a592" text:class-names=""><text:s text:c="1"/></text:span><text:span text:style-name="a593" text:class-names="">شركة</text:span><text:span text:style-name="a594" text:class-names=""><text:s text:c="1"/></text:span><text:span text:style-name="a595" text:class-names="">فرعيه</text:span><text:span text:style-name="a596" text:class-names=""><text:s text:c="1"/></text:span><text:span text:style-name="a597" text:class-names="">مملوكه</text:span><text:span text:style-name="a598" text:class-names=""><text:s text:c="1"/></text:span><text:span text:style-name="a599" text:class-names="">بالكامل</text:span><text:span text:style-name="a600" text:class-names=""><text:s text:c="1"/></text:span><text:span text:style-name="a601" text:class-names="">من</text:span><text:span text:style-name="a602" text:class-names=""><text:s text:c="1"/></text:span><text:span text:style-name="a603" text:class-names="">قبل</text:span><text:span text:style-name="a604" text:class-names=""><text:s text:c="1"/></text:span><text:span text:style-name="a605" text:class-names="">arla</text:span><text:span text:style-name="a606" text:class-names=""><text:s text:c="1"/>food<text:s text:c="1"/></text:span><text:span text:style-name="a607" text:class-names="">ampaفي</text:span><text:span text:style-name="a608" text:class-names=""><text:s text:c="1"/></text:span><text:span text:style-name="a609" text:class-names="">الدنمارك</text:span><text:span text:style-name="a610" text:class-names=""><text:s text:c="1"/></text:span><text:span text:style-name="a611" text:class-names="">وهي</text:span><text:span text:style-name="a612" text:class-names=""><text:s text:c="1"/></text:span><text:span text:style-name="a613" text:class-names="">تعمل</text:span><text:span text:style-name="a614" text:class-names=""> </text:span></text:p>
          </draw:text-box>
          <svg:title/>
          <svg:desc/>
        </draw:frame>
        <draw:frame draw:id="id68" presentation:style-name="a725" draw:name="Content Placeholder 2" svg:x="0.91667in" svg:y="1.99653in" svg:width="11.5in" svg:height="4.7586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617" text:class-names="">شركه</text:span><text:span text:style-name="a618" text:class-names=""><text:s text:c="1"/></text:span><text:span text:style-name="a619" text:class-names="">ارلا</text:span><text:span text:style-name="a620" text:class-names=""> <text:s text:c="1"/></text:span><text:span text:style-name="a621" text:class-names="">هي</text:span><text:span text:style-name="a622" text:class-names=""><text:s text:c="1"/></text:span><text:span text:style-name="a623" text:class-names="">شركه</text:span><text:span text:style-name="a624" text:class-names=""> </text:span><text:span text:style-name="a625" text:class-names="">تعاونيه</text:span><text:span text:style-name="a626" text:class-names=""><text:s text:c="1"/></text:span><text:span text:style-name="a627" text:class-names="">دنماركيه</text:span><text:span text:style-name="a628" text:class-names=""><text:s text:c="1"/></text:span><text:span text:style-name="a629" text:class-names="">متعددة</text:span><text:span text:style-name="a630" text:class-names=""><text:s text:c="1"/></text:span><text:span text:style-name="a631" text:class-names="">الجنسيات</text:span><text:span text:style-name="a632" text:class-names=""> </text:span><text:span text:style-name="a633" text:class-names="">مقرة</text:span><text:span text:style-name="a634" text:class-names=""><text:s text:c="1"/></text:span><text:span text:style-name="a635" text:class-names="">في</text:span><text:span text:style-name="a636" text:class-names=""><text:s text:c="1"/></text:span><text:span text:style-name="a637" text:class-names="">فيبي</text:span><text:span text:style-name="a638" text:class-names=""><text:s text:c="1"/></text:span><text:span text:style-name="a639" text:class-names="">الدنمارك</text:span><text:span text:style-name="a640" text:class-names=""><text:s text:c="1"/>و<text:s text:c="1"/></text:span><text:span text:style-name="a641" text:class-names="">اكبر</text:span><text:span text:style-name="a642" text:class-names=""><text:s text:c="1"/></text:span><text:span text:style-name="a643" text:class-names="">منتج</text:span><text:span text:style-name="a644" text:class-names=""> </text:span><text:span text:style-name="a645" text:class-names="">لمنتجات</text:span><text:span text:style-name="a646" text:class-names=""> <text:s text:c="1"/></text:span><text:span text:style-name="a647" text:class-names="">الالبان</text:span><text:span text:style-name="a648" text:class-names=""><text:s text:c="1"/></text:span><text:span text:style-name="a649" text:class-names="">في</text:span><text:span text:style-name="a650" text:class-names=""><text:s text:c="1"/></text:span><text:span text:style-name="a651" text:class-names="">الدول</text:span><text:span text:style-name="a652" text:class-names=""> </text:span><text:span text:style-name="a653" text:class-names="">الاسكندنافيه</text:span><text:span text:style-name="a654" text:class-names=""><text:s text:c="1"/></text:span><text:span text:style-name="a655" text:class-names="">تعتبر</text:span><text:span text:style-name="a656" text:class-names=""><text:s text:c="1"/></text:span><text:span text:style-name="a657" text:class-names="">ارلا</text:span><text:span text:style-name="a658" text:class-names=""> </text:span><text:span text:style-name="a659" text:class-names="">خامس</text:span><text:span text:style-name="a660" text:class-names=""><text:s text:c="1"/></text:span><text:span text:style-name="a661" text:class-names="">اكبر</text:span><text:span text:style-name="a662" text:class-names=""><text:s text:c="1"/></text:span><text:span text:style-name="a663" text:class-names="">شركه</text:span><text:span text:style-name="a664" text:class-names=""><text:s text:c="1"/></text:span><text:span text:style-name="a665" text:class-names="">الالبان</text:span><text:span text:style-name="a666" text:class-names=""><text:s text:c="1"/></text:span><text:span text:style-name="a667" text:class-names="">في</text:span><text:span text:style-name="a668" text:class-names=""><text:s text:c="1"/></text:span><text:span text:style-name="a669" text:class-names="">العالم</text:span><text:span text:style-name="a670" text:class-names=""><text:s text:c="1"/></text:span><text:span text:style-name="a671" text:class-names="">يملكها</text:span><text:span text:style-name="a672" text:class-names=""><text:s text:c="1"/></text:span><text:span text:style-name="a673" text:class-names="">ما</text:span><text:span text:style-name="a674" text:class-names=""><text:s text:c="1"/></text:span><text:span text:style-name="a675" text:class-names="">يقرب</text:span><text:span text:style-name="a676" text:class-names=""><text:s text:c="1"/></text:span><text:span text:style-name="a677" text:class-names="">من</text:span><text:span text:style-name="a678" text:class-names=""><text:s text:c="1"/>000\11<text:s text:c="1"/></text:span><text:span text:style-name="a679" text:class-names="">من</text:span><text:span text:style-name="a680" text:class-names=""><text:s text:c="1"/></text:span><text:span text:style-name="a681" text:class-names="">مزارعي</text:span><text:span text:style-name="a682" text:class-names=""><text:s text:c="1"/></text:span><text:span text:style-name="a683" text:class-names="">الالبان</text:span><text:span text:style-name="a684" text:class-names=""><text:s text:c="1"/></text:span><text:span text:style-name="a685" text:class-names="">تجمع</text:span><text:span text:style-name="a686" text:class-names=""> </text:span><text:span text:style-name="a687" text:class-names="">ارلا</text:span><text:span text:style-name="a688" text:class-names=""><text:s text:c="1"/></text:span><text:span text:style-name="a689" text:class-names="">بين</text:span><text:span text:style-name="a690" text:class-names=""><text:s text:c="1"/></text:span><text:span text:style-name="a691" text:class-names="">الحرفية</text:span><text:span text:style-name="a692" text:class-names=""><text:s text:c="1"/></text:span><text:span text:style-name="a693" text:class-names="">التقليدية</text:span><text:span text:style-name="a694" text:class-names=""><text:s text:c="1"/>و<text:s text:c="1"/></text:span><text:span text:style-name="a695" text:class-names="">التقنيات</text:span><text:span text:style-name="a696" text:class-names=""> </text:span><text:span text:style-name="a697" text:class-names="">ذات</text:span><text:span text:style-name="a698" text:class-names=""><text:s text:c="1"/></text:span><text:span text:style-name="a699" text:class-names="">المستوى</text:span><text:span text:style-name="a700" text:class-names=""><text:s text:c="1"/></text:span><text:span text:style-name="a701" text:class-names="">العالمي</text:span><text:span text:style-name="a702" text:class-names=""><text:s text:c="1"/></text:span><text:span text:style-name="a703" text:class-names="">لضمان</text:span><text:span text:style-name="a704" text:class-names=""><text:s text:c="1"/></text:span><text:span text:style-name="a705" text:class-names="">بقاء</text:span><text:span text:style-name="a706" text:class-names=""><text:s text:c="1"/></text:span><text:span text:style-name="a707" text:class-names="">منتجاتها</text:span><text:span text:style-name="a708" text:class-names=""><text:s text:c="1"/></text:span><text:span text:style-name="a709" text:class-names="">اقرب</text:span><text:span text:style-name="a710" text:class-names=""><text:s text:c="1"/></text:span><text:span text:style-name="a711" text:class-names="">الى</text:span><text:span text:style-name="a712" text:class-names=""><text:s text:c="1"/></text:span><text:span text:style-name="a713" text:class-names="">الطبيعة</text:span><text:span text:style-name="a714" text:class-names=""><text:s text:c="1"/></text:span><text:span text:style-name="a715" text:class-names="">من</text:span><text:span text:style-name="a716" text:class-names=""><text:s text:c="1"/></text:span><text:span text:style-name="a717" text:class-names="">المزرعة</text:span><text:span text:style-name="a718" text:class-names=""><text:s text:c="1"/></text:span><text:span text:style-name="a719" text:class-names="">الى</text:span><text:span text:style-name="a720" text:class-names=""><text:s text:c="1"/></text:span><text:span text:style-name="a721" text:class-names="">الثلاجة</text:span><text:span text:style-name="a722" text:class-names=""> </text:span></text:p>
              </text:list-item>
            </text:list>
          </draw:text-box>
          <svg:title/>
          <svg:desc/>
        </draw:frame>
      </draw:page>
      <draw:page draw:name="Slide4" draw:style-name="a726" draw:master-page-name="Master1-Layout2-obj-عنوان-ومحتوى" presentation:presentation-page-layout-name="Master1-PPL2" draw:id="Slide-259">
        <draw:frame draw:id="id69" presentation:style-name="a748" draw:name="Title 1" svg:x="0.91667in" svg:y="0.39931in" svg:width="11.5in" svg:height="1.44965in" presentation:class="title" presentation:placeholder="false">
          <draw:text-box>
            <text:p text:style-name="a747" text:class-names="" text:cond-style-name=""><text:span text:style-name="a727" text:class-names="">نطاق</text:span><text:span text:style-name="a728" text:class-names=""><text:s text:c="1"/></text:span><text:span text:style-name="a729" text:class-names="">شركت</text:span><text:span text:style-name="a730" text:class-names=""><text:s text:c="1"/></text:span><text:span text:style-name="a731" text:class-names="">ارلا</text:span><text:span text:style-name="a732" text:class-names=""> </text:span><text:span text:style-name="a733" text:class-names="">هي</text:span><text:span text:style-name="a734" text:class-names=""><text:s text:c="1"/></text:span><text:span text:style-name="a735" text:class-names="">شركه</text:span><text:span text:style-name="a736" text:class-names=""><text:s text:c="1"/></text:span><text:span text:style-name="a737" text:class-names="">عالميه</text:span><text:span text:style-name="a738" text:class-names=""> و<text:s text:c="1"/></text:span><text:span text:style-name="a739" text:class-names="">هي</text:span><text:span text:style-name="a740" text:class-names=""><text:s text:c="1"/></text:span><text:span text:style-name="a741" text:class-names="">شركه</text:span><text:span text:style-name="a742" text:class-names=""><text:s text:c="1"/></text:span><text:span text:style-name="a743" text:class-names="">عامه</text:span><text:span text:style-name="a744" text:class-names=""><text:s text:c="1"/></text:span><text:span text:style-name="a745" text:class-names="">تعاونيه</text:span><text:span text:style-name="a746" text:class-names=""/></text:p>
          </draw:text-box>
          <svg:title/>
          <svg:desc/>
        </draw:frame>
        <draw:frame draw:id="id70" presentation:style-name="a749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5" draw:style-name="a750" draw:master-page-name="Master1-Layout2-obj-عنوان-ومحتوى" presentation:presentation-page-layout-name="Master1-PPL2" draw:id="Slide-260">
        <draw:frame draw:id="id71" presentation:style-name="a806" draw:name="Title 1" svg:x="0.91667in" svg:y="0.39931in" svg:width="11.5in" svg:height="4.49997in" presentation:class="title" presentation:placeholder="false">
          <draw:text-box>
            <text:p text:style-name="a805" text:class-names="" text:cond-style-name=""><text:span text:style-name="a751" text:class-names="">المقدمه</text:span><text:span text:style-name="a752" text:class-names=""><text:s text:c="1"/></text:span><text:span text:style-name="a753" text:class-names="">شركه</text:span><text:span text:style-name="a754" text:class-names=""><text:s text:c="1"/></text:span><text:span text:style-name="a755" text:class-names="">اراسكو</text:span><text:span text:style-name="a756" text:class-names=""><text:s text:c="1"/></text:span><text:span text:style-name="a757" text:class-names="">لي</text:span><text:span text:style-name="a758" text:class-names=""> </text:span><text:span text:style-name="a759" text:class-names="">انتاج</text:span><text:span text:style-name="a760" text:class-names=""><text:s text:c="1"/></text:span><text:span text:style-name="a761" text:class-names="">لحوم</text:span><text:span text:style-name="a762" text:class-names=""><text:s text:c="1"/></text:span><text:span text:style-name="a763" text:class-names="">الدجاج</text:span><text:span text:style-name="a764" text:class-names=""><text:s text:c="1"/></text:span><text:span text:style-name="a765" text:class-names="">تسعه</text:span><text:span text:style-name="a766" text:class-names=""><text:s text:c="1"/></text:span><text:span text:style-name="a767" text:class-names="">اراسكو</text:span><text:span text:style-name="a768" text:class-names=""><text:s text:c="1"/></text:span><text:span text:style-name="a769" text:class-names="">منذ</text:span><text:span text:style-name="a770" text:class-names=""><text:s text:c="1"/></text:span><text:span text:style-name="a771" text:class-names="">تاسيسها</text:span><text:span text:style-name="a772" text:class-names=""><text:s text:c="1"/></text:span><text:span text:style-name="a773" text:class-names="">الي</text:span><text:span text:style-name="a774" text:class-names=""><text:s text:c="1"/></text:span><text:span text:style-name="a775" text:class-names="">دعم</text:span><text:span text:style-name="a776" text:class-names=""><text:s text:c="1"/></text:span><text:span text:style-name="a777" text:class-names="">الامن</text:span><text:span text:style-name="a778" text:class-names=""><text:s text:c="1"/></text:span><text:span text:style-name="a779" text:class-names="">الغذاءي</text:span><text:span text:style-name="a780" text:class-names=""> و<text:s text:c="1"/></text:span><text:span text:style-name="a781" text:class-names="">الاستدامه</text:span><text:span text:style-name="a782" text:class-names=""><text:s text:c="1"/></text:span><text:span text:style-name="a783" text:class-names="">في</text:span><text:span text:style-name="a784" text:class-names=""><text:s text:c="1"/></text:span><text:span text:style-name="a785" text:class-names="">المملكه</text:span><text:span text:style-name="a786" text:class-names=""><text:s text:c="1"/></text:span><text:span text:style-name="a787" text:class-names="">من</text:span><text:span text:style-name="a788" text:class-names=""><text:s text:c="1"/></text:span><text:span text:style-name="a789" text:class-names="">خلال</text:span><text:span text:style-name="a790" text:class-names=""><text:s text:c="1"/></text:span><text:span text:style-name="a791" text:class-names="">التنوع</text:span><text:span text:style-name="a792" text:class-names=""><text:s text:c="1"/></text:span><text:span text:style-name="a793" text:class-names="">المستمر</text:span><text:span text:style-name="a794" text:class-names=""><text:s text:c="1"/></text:span><text:span text:style-name="a795" text:class-names="">في</text:span><text:span text:style-name="a796" text:class-names=""><text:s text:c="1"/></text:span><text:span text:style-name="a797" text:class-names="">اعمالها</text:span><text:span text:style-name="a798" text:class-names=""><text:s text:c="1"/>و<text:s text:c="1"/></text:span><text:span text:style-name="a799" text:class-names="">خدماتها</text:span><text:span text:style-name="a800" text:class-names=""><text:s text:c="1"/>و<text:s text:c="1"/></text:span><text:span text:style-name="a801" text:class-names="">منتجاتها</text:span><text:span text:style-name="a802" text:class-names=""><text:s text:c="1"/></text:span><text:span text:style-name="a803" text:class-names="">الغذاءيه</text:span><text:span text:style-name="a804" text:class-names=""> </text:span></text:p>
          </draw:text-box>
          <svg:title/>
          <svg:desc/>
        </draw:frame>
      </draw:page>
      <draw:page draw:name="Slide6" draw:style-name="a807" draw:master-page-name="Master1-Layout2-obj-عنوان-ومحتوى" presentation:presentation-page-layout-name="Master1-PPL2" draw:id="Slide-261">
        <draw:frame draw:id="id72" presentation:style-name="a813" draw:name="Title 1" svg:x="0.91667in" svg:y="0.39931in" svg:width="11.5in" svg:height="1.44965in" presentation:class="title" presentation:placeholder="false">
          <draw:text-box>
            <text:p text:style-name="a812" text:class-names="" text:cond-style-name=""><text:span text:style-name="a808" text:class-names="">شركه</text:span><text:span text:style-name="a809" text:class-names=""><text:s text:c="1"/></text:span><text:span text:style-name="a810" text:class-names="">اراسكو</text:span><text:span text:style-name="a811" text:class-names=""/></text:p>
          </draw:text-box>
          <svg:title/>
          <svg:desc/>
        </draw:frame>
        <draw:frame draw:id="id73" presentation:style-name="a930" draw:name="Content Placeholder 2" svg:x="0.91667in" svg:y="1.99653in" svg:width="11.5in" svg:height="4.75868in" presentation:class="outline" presentation:placeholder="false">
          <draw:text-box>
            <text:list text:style-name="a929">
              <text:list-item>
                <text:p text:style-name="a928" text:class-names="" text:cond-style-name=""><text:span text:style-name="a814" text:class-names="">الشركه</text:span><text:span text:style-name="a815" text:class-names=""><text:s text:c="1"/></text:span><text:span text:style-name="a816" text:class-names="">العربيه</text:span><text:span text:style-name="a817" text:class-names=""><text:s text:c="1"/></text:span><text:span text:style-name="a818" text:class-names="">للخدمات</text:span><text:span text:style-name="a819" text:class-names=""><text:s text:c="1"/></text:span><text:span text:style-name="a820" text:class-names="">الزراعه</text:span><text:span text:style-name="a821" text:class-names=""><text:s text:c="1"/></text:span><text:span text:style-name="a822" text:class-names="">اراسكو</text:span><text:span text:style-name="a823" text:class-names=""><text:s text:c="1"/></text:span><text:span text:style-name="a824" text:class-names="">المملكه</text:span><text:span text:style-name="a825" text:class-names=""><text:s text:c="1"/></text:span><text:span text:style-name="a826" text:class-names="">العربيه</text:span><text:span text:style-name="a827" text:class-names=""><text:s text:c="1"/></text:span><text:span text:style-name="a828" text:class-names="">السعوديه</text:span><text:span text:style-name="a829" text:class-names=""> </text:span><text:span text:style-name="a830" text:class-names="">تاسست</text:span><text:span text:style-name="a831" text:class-names=""><text:s text:c="1"/></text:span><text:span text:style-name="a832" text:class-names="">شركه</text:span><text:span text:style-name="a833" text:class-names=""><text:s text:c="1"/></text:span><text:span text:style-name="a834" text:class-names="">اراسكو</text:span><text:span text:style-name="a835" text:class-names=""><text:s text:c="1"/></text:span><text:span text:style-name="a836" text:class-names="">في</text:span><text:span text:style-name="a837" text:class-names=""><text:s text:c="1"/></text:span><text:span text:style-name="a838" text:class-names="">العام</text:span><text:span text:style-name="a839" text:class-names=""> 1983<text:s text:c="1"/></text:span><text:span text:style-name="a840" text:class-names="">كشركه</text:span><text:span text:style-name="a841" text:class-names=""><text:s text:c="1"/></text:span><text:span text:style-name="a842" text:class-names="">مساهمه</text:span><text:span text:style-name="a843" text:class-names=""><text:s text:c="1"/></text:span><text:span text:style-name="a844" text:class-names="">محدودة</text:span><text:span text:style-name="a845" text:class-names=""><text:s text:c="1"/></text:span><text:span text:style-name="a846" text:class-names="">لا</text:span><text:span text:style-name="a847" text:class-names=""><text:s text:c="1"/></text:span><text:span text:style-name="a848" text:class-names="">انتاج</text:span><text:span text:style-name="a849" text:class-names=""><text:s text:c="1"/></text:span><text:span text:style-name="a850" text:class-names="">الاغذية</text:span><text:span text:style-name="a851" text:class-names=""><text:s text:c="1"/>و<text:s text:c="1"/></text:span><text:span text:style-name="a852" text:class-names="">الاعلاف</text:span><text:span text:style-name="a853" text:class-names=""> </text:span><text:span text:style-name="a854" text:class-names="">تعود</text:span><text:span text:style-name="a855" text:class-names=""> </text:span><text:span text:style-name="a856" text:class-names="">ملكيتها</text:span><text:span text:style-name="a857" text:class-names=""> </text:span><text:span text:style-name="a858" text:class-names="">لمجموعة</text:span><text:span text:style-name="a859" text:class-names=""><text:s text:c="1"/></text:span><text:span text:style-name="a860" text:class-names="">من</text:span><text:span text:style-name="a861" text:class-names=""><text:s text:c="1"/></text:span><text:span text:style-name="a862" text:class-names="">المساهمين</text:span><text:span text:style-name="a863" text:class-names=""><text:s text:c="1"/></text:span><text:span text:style-name="a864" text:class-names="">السعودين</text:span><text:span text:style-name="a865" text:class-names=""><text:s text:c="1"/></text:span><text:span text:style-name="a866" text:class-names="">اصبحت</text:span><text:span text:style-name="a867" text:class-names=""><text:s text:c="1"/></text:span><text:span text:style-name="a868" text:class-names="">اراسكو</text:span><text:span text:style-name="a869" text:class-names=""><text:s text:c="1"/></text:span><text:span text:style-name="a870" text:class-names="">واحده</text:span><text:span text:style-name="a871" text:class-names=""><text:s text:c="1"/></text:span><text:span text:style-name="a872" text:class-names="">من</text:span><text:span text:style-name="a873" text:class-names=""><text:s text:c="1"/></text:span><text:span text:style-name="a874" text:class-names="">اكبر</text:span><text:span text:style-name="a875" text:class-names=""><text:s text:c="1"/></text:span><text:span text:style-name="a876" text:class-names="">الشركات</text:span><text:span text:style-name="a877" text:class-names=""><text:s text:c="1"/></text:span><text:span text:style-name="a878" text:class-names="">المنتجه</text:span><text:span text:style-name="a879" text:class-names=""><text:s text:c="1"/></text:span><text:span text:style-name="a880" text:class-names="">الاع</text:span><text:span text:style-name="a881" text:class-names=""><text:s text:c="1"/></text:span><text:span text:style-name="a882" text:class-names="">حيؤنيه</text:span><text:span text:style-name="a883" text:class-names=""> </text:span><text:span text:style-name="a884" text:class-names="">في</text:span><text:span text:style-name="a885" text:class-names=""> </text:span><text:span text:style-name="a886" text:class-names="">المنطقه</text:span><text:span text:style-name="a887" text:class-names=""> </text:span><text:span text:style-name="a888" text:class-names="">الشرق</text:span><text:span text:style-name="a889" text:class-names=""><text:s text:c="1"/></text:span><text:span text:style-name="a890" text:class-names="">الاوسط</text:span><text:span text:style-name="a891" text:class-names=""><text:s text:c="1"/></text:span><text:span text:style-name="a892" text:class-names="">بطاقه</text:span><text:span text:style-name="a893" text:class-names=""> </text:span><text:span text:style-name="a894" text:class-names="">انتاجيه</text:span><text:span text:style-name="a895" text:class-names=""><text:s text:c="1"/></text:span><text:span text:style-name="a896" text:class-names="">تبلغ</text:span><text:span text:style-name="a897" text:class-names=""><text:s text:c="1"/></text:span><text:span text:style-name="a898" text:class-names="">اربعه</text:span><text:span text:style-name="a899" text:class-names=""><text:s text:c="1"/></text:span><text:span text:style-name="a900" text:class-names="">ملايين</text:span><text:span text:style-name="a901" text:class-names=""><text:s text:c="1"/></text:span><text:span text:style-name="a902" text:class-names="">طن</text:span><text:span text:style-name="a903" text:class-names=""><text:s text:c="1"/></text:span><text:span text:style-name="a904" text:class-names="">من</text:span><text:span text:style-name="a905" text:class-names=""><text:s text:c="1"/></text:span><text:span text:style-name="a906" text:class-names="">الاعلاف</text:span><text:span text:style-name="a907" text:class-names=""><text:s text:c="1"/></text:span><text:span text:style-name="a908" text:class-names="">سنؤيا</text:span><text:span text:style-name="a909" text:class-names=""><text:s text:c="1"/></text:span><text:span text:style-name="a910" text:class-names="">تمتلك</text:span><text:span text:style-name="a911" text:class-names=""><text:s text:c="1"/></text:span><text:span text:style-name="a912" text:class-names="">اراسكو</text:span><text:span text:style-name="a913" text:class-names=""><text:s text:c="1"/></text:span><text:span text:style-name="a914" text:class-names="">ست</text:span><text:span text:style-name="a915" text:class-names=""><text:s text:c="1"/></text:span><text:span text:style-name="a916" text:class-names="">وحدات</text:span><text:span text:style-name="a917" text:class-names=""><text:s text:c="1"/></text:span><text:span text:style-name="a918" text:class-names="">عمل</text:span><text:span text:style-name="a919" text:class-names=""><text:s text:c="1"/></text:span><text:span text:style-name="a920" text:class-names="">استراتيجيه</text:span><text:span text:style-name="a921" text:class-names=""><text:s text:c="1"/></text:span><text:span text:style-name="a922" text:class-names="">تتشارك</text:span><text:span text:style-name="a923" text:class-names=""><text:s text:c="1"/></text:span><text:span text:style-name="a924" text:class-names="">نفس</text:span><text:span text:style-name="a925" text:class-names=""><text:s text:c="1"/></text:span><text:span text:style-name="a926" text:class-names="">الرؤيه</text:span><text:span text:style-name="a927" text:class-names=""> </text:span></text:p>
              </text:list-item>
            </text:list>
          </draw:text-box>
          <svg:title/>
          <svg:desc/>
        </draw:frame>
      </draw:page>
      <draw:page draw:name="Slide7" draw:style-name="a931" draw:master-page-name="Master1-Layout2-obj-عنوان-ومحتوى" presentation:presentation-page-layout-name="Master1-PPL2" draw:id="Slide-262">
        <draw:frame draw:id="id74" presentation:style-name="a932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75" presentation:style-name="a958" draw:name="Content Placeholder 2" svg:x="0.91667in" svg:y="1.99653in" svg:width="11.5in" svg:height="4.75868in" presentation:class="outline" presentation:placeholder="false">
          <draw:text-box>
            <text:list text:style-name="a957">
              <text:list-item>
                <text:p text:style-name="a956" text:class-names="" text:cond-style-name=""><text:span text:style-name="a933" text:class-names="">نطاق</text:span><text:span text:style-name="a934" text:class-names=""><text:s text:c="1"/></text:span><text:span text:style-name="a935" text:class-names="">شركه</text:span><text:span text:style-name="a936" text:class-names=""><text:s text:c="1"/></text:span><text:span text:style-name="a937" text:class-names="">اراسكو</text:span><text:span text:style-name="a938" text:class-names=""><text:s text:c="1"/></text:span><text:span text:style-name="a939" text:class-names="">اقليمي</text:span><text:span text:style-name="a940" text:class-names=""><text:s text:c="1"/></text:span><text:span text:style-name="a941" text:class-names="">في</text:span><text:span text:style-name="a942" text:class-names=""><text:s text:c="1"/></text:span><text:span text:style-name="a943" text:class-names="">المملكه</text:span><text:span text:style-name="a944" text:class-names=""> </text:span><text:span text:style-name="a945" text:class-names="">العربيه</text:span><text:span text:style-name="a946" text:class-names=""><text:s text:c="1"/></text:span><text:span text:style-name="a947" text:class-names="">السعوديه</text:span><text:span text:style-name="a948" text:class-names=""> </text:span><text:span text:style-name="a949" text:class-names="">يملكه</text:span><text:span text:style-name="a950" text:class-names=""><text:s text:c="1"/></text:span><text:span text:style-name="a951" text:class-names="">مسهمين</text:span><text:span text:style-name="a952" text:class-names=""><text:s text:c="1"/></text:span><text:span text:style-name="a953" text:class-names="">السعودين</text:span><text:span text:style-name="a954" text:class-names="">  </text:span><text:span text:style-name="a955" text:class-names=""/></text:p>
              </text:list-item>
            </text:list>
          </draw:text-box>
          <svg:title/>
          <svg:desc/>
        </draw:frame>
      </draw:page>
      <draw:page draw:name="Slide9" draw:style-name="a959" draw:master-page-name="Master1-Layout2-obj-عنوان-ومحتوى" presentation:presentation-page-layout-name="Master1-PPL2" draw:id="Slide-264">
        <draw:frame draw:id="id76" presentation:style-name="a989" draw:name="Title 1" svg:x="0.91667in" svg:y="0.39931in" svg:width="11.5in" svg:height="1.44965in" presentation:class="title" presentation:placeholder="false">
          <draw:text-box>
            <text:p text:style-name="a988" text:class-names="" text:cond-style-name=""><text:span text:style-name="a960" text:class-names="">بيتس</text:span><text:span text:style-name="a961" text:class-names=""><text:s text:c="1"/></text:span><text:span text:style-name="a962" text:class-names="">كوفي</text:span><text:span text:style-name="a963" text:class-names=""> <text:s text:c="1"/></text:span><text:span text:style-name="a964" text:class-names="">peets</text:span><text:span text:style-name="a965" text:class-names=""><text:s text:c="1"/>coffee<text:s text:c="1"/></text:span><text:span text:style-name="a966" text:class-names="">هي</text:span><text:span text:style-name="a967" text:class-names=""><text:s text:c="1"/></text:span><text:span text:style-name="a968" text:class-names="">شركه</text:span><text:span text:style-name="a969" text:class-names=""><text:s text:c="1"/></text:span><text:span text:style-name="a970" text:class-names="">ربيحيه</text:span><text:span text:style-name="a971" text:class-names=""> </text:span><text:span text:style-name="a972" text:class-names="">له</text:span><text:span text:style-name="a973" text:class-names=""><text:s text:c="1"/></text:span><text:span text:style-name="a974" text:class-names="">فروع</text:span><text:span text:style-name="a975" text:class-names=""><text:s text:c="1"/></text:span><text:span text:style-name="a976" text:class-names="">في</text:span><text:span text:style-name="a977" text:class-names=""><text:s text:c="1"/></text:span><text:span text:style-name="a978" text:class-names="">عدت</text:span><text:span text:style-name="a979" text:class-names=""><text:s text:c="1"/></text:span><text:span text:style-name="a980" text:class-names="">دول</text:span><text:span text:style-name="a981" text:class-names=""><text:s text:c="1"/></text:span><text:span text:style-name="a982" text:class-names="">في</text:span><text:span text:style-name="a983" text:class-names=""><text:s text:c="1"/></text:span><text:span text:style-name="a984" text:class-names="">العالم</text:span><text:span text:style-name="a985" text:class-names=""> <text:s text:c="1"/></text:span><text:span text:style-name="a986" text:class-names="">المقدمه</text:span><text:span text:style-name="a987" text:class-names=""> </text:span></text:p>
          </draw:text-box>
          <svg:title/>
          <svg:desc/>
        </draw:frame>
        <draw:frame draw:id="id77" presentation:style-name="a996" draw:name="Content Placeholder 2" svg:x="1.15252in" svg:y="2.0437in" svg:width="11.5in" svg:height="4.75868in" presentation:class="outline" presentation:placeholder="false">
          <draw:text-box>
            <text:list text:style-name="a995">
              <text:list-item>
                <text:p text:style-name="a994" text:class-names="" text:cond-style-name=""><text:span text:style-name="a990" text:class-names="">بيتس</text:span><text:span text:style-name="a991" text:class-names=""><text:s text:c="1"/></text:span><text:span text:style-name="a992" text:class-names="">كوفي</text:span><text:span text:style-name="a993" text:class-names="">  </text:span></text:p>
              </text:list-item>
            </text:list>
          </draw:text-box>
          <svg:title/>
          <svg:desc/>
        </draw:frame>
      </draw:page>
      <draw:page draw:name="Slide8" draw:style-name="a997" draw:master-page-name="Master1-Layout2-obj-عنوان-ومحتوى" presentation:presentation-page-layout-name="Master1-PPL2" draw:id="Slide-263">
        <draw:frame draw:id="id78" presentation:style-name="a1003" draw:name="Title 1" svg:x="0.91667in" svg:y="0.39931in" svg:width="11.5in" svg:height="1.44965in" presentation:class="title" presentation:placeholder="false">
          <draw:text-box>
            <text:p text:style-name="a1002" text:class-names="" text:cond-style-name=""><text:span text:style-name="a998" text:class-names="">شركة</text:span><text:span text:style-name="a999" text:class-names=""><text:s text:c="1"/></text:span><text:span text:style-name="a1000" text:class-names="">peets</text:span><text:span text:style-name="a1001" text:class-names=""><text:s text:c="1"/>coffee </text:span></text:p>
          </draw:text-box>
          <svg:title/>
          <svg:desc/>
        </draw:frame>
        <draw:frame draw:id="id79" presentation:style-name="a1056" draw:name="Content Placeholder 2" svg:x="0.91667in" svg:y="1.99653in" svg:width="11.5in" svg:height="4.75868in" presentation:class="outline" presentation:placeholder="false">
          <draw:text-box>
            <text:list text:style-name="a1055">
              <text:list-item>
                <text:p text:style-name="a1054" text:class-names="" text:cond-style-name=""><text:span text:style-name="a1004" text:class-names="">بيتس</text:span><text:span text:style-name="a1005" text:class-names=""><text:s text:c="1"/></text:span><text:span text:style-name="a1006" text:class-names="">كوفي</text:span><text:span text:style-name="a1007" text:class-names=""> <text:s text:c="1"/></text:span><text:span text:style-name="a1008" text:class-names="">peets</text:span><text:span text:style-name="a1009" text:class-names=""><text:s text:c="1"/>coffee <text:s text:c="1"/></text:span><text:span text:style-name="a1010" text:class-names="">هي</text:span><text:span text:style-name="a1011" text:class-names=""><text:s text:c="1"/></text:span><text:span text:style-name="a1012" text:class-names="">شركه</text:span><text:span text:style-name="a1013" text:class-names=""><text:s text:c="1"/></text:span><text:span text:style-name="a1014" text:class-names="">لي</text:span><text:span text:style-name="a1015" text:class-names=""><text:s text:c="1"/></text:span><text:span text:style-name="a1016" text:class-names="">تحميص</text:span><text:span text:style-name="a1017" text:class-names=""><text:s text:c="1"/></text:span><text:span text:style-name="a1018" text:class-names="">القهوه</text:span><text:span text:style-name="a1019" text:class-names=""> و<text:s text:c="1"/></text:span><text:span text:style-name="a1020" text:class-names="">سلسله</text:span><text:span text:style-name="a1021" text:class-names=""><text:s text:c="1"/></text:span><text:span text:style-name="a1022" text:class-names="">متاجر</text:span><text:span text:style-name="a1023" text:class-names=""><text:s text:c="1"/></text:span><text:span text:style-name="a1024" text:class-names="">بالتجزءه</text:span><text:span text:style-name="a1025" text:class-names=""> </text:span><text:span text:style-name="a1026" text:class-names="">مقرها</text:span><text:span text:style-name="a1027" text:class-names=""><text:s text:c="1"/></text:span><text:span text:style-name="a1028" text:class-names="">في</text:span><text:span text:style-name="a1029" text:class-names=""><text:s text:c="1"/></text:span><text:span text:style-name="a1030" text:class-names="">سان</text:span><text:span text:style-name="a1031" text:class-names=""><text:s text:c="1"/></text:span><text:span text:style-name="a1032" text:class-names="">فرانسسكو</text:span><text:span text:style-name="a1033" text:class-names=""><text:s text:c="1"/></text:span><text:span text:style-name="a1034" text:class-names="">في</text:span><text:span text:style-name="a1035" text:class-names=""><text:s text:c="1"/></text:span><text:span text:style-name="a1036" text:class-names="">الولايات</text:span><text:span text:style-name="a1037" text:class-names=""><text:s text:c="1"/></text:span><text:span text:style-name="a1038" text:class-names="">المتحدة</text:span><text:span text:style-name="a1039" text:class-names=""><text:s text:c="1"/></text:span><text:span text:style-name="a1040" text:class-names="">تملكها</text:span><text:span text:style-name="a1041" text:class-names=""><text:s text:c="1"/></text:span><text:span text:style-name="a1042" text:class-names="">شركه</text:span><text:span text:style-name="a1043" text:class-names=""><text:s text:c="1"/></text:span><text:span text:style-name="a1044" text:class-names="">جي</text:span><text:span text:style-name="a1045" text:class-names=""><text:s text:c="1"/></text:span><text:span text:style-name="a1046" text:class-names="">ايه</text:span><text:span text:style-name="a1047" text:class-names=""><text:s text:c="1"/></text:span><text:span text:style-name="a1048" text:class-names="">بي</text:span><text:span text:style-name="a1049" text:class-names=""><text:s text:c="1"/></text:span><text:span text:style-name="a1050" text:class-names="">القابضه</text:span><text:span text:style-name="a1051" text:class-names=""> gap<text:s text:c="1"/></text:span><text:span text:style-name="a1052" text:class-names="">holdjng</text:span><text:span text:style-name="a1053" text:class-names=""> h ا</text:span></text:p>
              </text:list-item>
            </text:list>
          </draw:text-box>
          <svg:title/>
          <svg:desc/>
        </draw:frame>
      </draw:page>
      <draw:page draw:name="Slide10" draw:style-name="a1057" draw:master-page-name="Master1-Layout2-obj-عنوان-ومحتوى" presentation:presentation-page-layout-name="Master1-PPL2" draw:id="Slide-265">
        <draw:frame draw:id="id80" presentation:style-name="a1063" draw:name="Title 1" svg:x="0.91667in" svg:y="0.39931in" svg:width="11.5in" svg:height="1.44965in" presentation:class="title" presentation:placeholder="false">
          <draw:text-box>
            <text:p text:style-name="a1062" text:class-names="" text:cond-style-name=""><text:span text:style-name="a1058" text:class-names="">Coffee<text:s text:c="1"/></text:span><text:span text:style-name="a1059" text:class-names="">peets</text:span><text:span text:style-name="a1060" text:class-names=""> </text:span><text:span text:style-name="a1061" text:class-names=""/></text:p>
          </draw:text-box>
          <svg:title/>
          <svg:desc/>
        </draw:frame>
        <draw:frame draw:id="id81" presentation:style-name="a1136" draw:name="Content Placeholder 2" svg:x="0.91667in" svg:y="1.99653in" svg:width="11.5in" svg:height="4.75868in" presentation:class="outline" presentation:placeholder="false">
          <draw:text-box>
            <text:list text:style-name="a1135">
              <text:list-item>
                <text:p text:style-name="a1134" text:class-names="" text:cond-style-name=""><text:span text:style-name="a1064" text:class-names="">اسسها</text:span><text:span text:style-name="a1065" text:class-names=""><text:s text:c="1"/></text:span><text:span text:style-name="a1066" text:class-names="">الفريد</text:span><text:span text:style-name="a1067" text:class-names=""><text:s text:c="1"/></text:span><text:span text:style-name="a1068" text:class-names="">بيت</text:span><text:span text:style-name="a1069" text:class-names=""><text:s text:c="1"/></text:span><text:span text:style-name="a1070" text:class-names="">في</text:span><text:span text:style-name="a1071" text:class-names=""><text:s text:c="1"/></text:span><text:span text:style-name="a1072" text:class-names="">عام</text:span><text:span text:style-name="a1073" text:class-names=""> 1966<text:s text:c="1"/></text:span><text:span text:style-name="a1074" text:class-names="">رايس</text:span><text:span text:style-name="a1075" text:class-names=""> </text:span><text:span text:style-name="a1076" text:class-names="">الشركه</text:span><text:span text:style-name="a1077" text:class-names=""><text:s text:c="1"/></text:span><text:span text:style-name="a1078" text:class-names="">ايريك</text:span><text:span text:style-name="a1079" text:class-names=""><text:s text:c="1"/></text:span><text:span text:style-name="a1080" text:class-names="">لوترباخ</text:span><text:span text:style-name="a1081" text:class-names=""><text:s text:c="1"/></text:span><text:span text:style-name="a1082" text:class-names="">المؤسس</text:span><text:span text:style-name="a1083" text:class-names=""> </text:span><text:span text:style-name="a1084" text:class-names="">الفريد</text:span><text:span text:style-name="a1085" text:class-names=""><text:s text:c="1"/></text:span><text:span text:style-name="a1086" text:class-names="">بيت</text:span><text:span text:style-name="a1087" text:class-names=""> </text:span><text:span text:style-name="a1088" text:class-names="">التا</text:span><text:span text:style-name="a1089" text:class-names=""><text:s text:c="1"/></text:span><text:span text:style-name="a1090" text:class-names="">سيس</text:span><text:span text:style-name="a1091" text:class-names=""><text:s text:c="1"/>1<text:s text:c="1"/></text:span><text:span text:style-name="a1092" text:class-names="">ابريل</text:span><text:span text:style-name="a1093" text:class-names=""><text:s text:c="1"/>1966<text:s text:c="1"/></text:span><text:span text:style-name="a1094" text:class-names="">بير</text:span><text:span text:style-name="a1095" text:class-names=""><text:s text:c="1"/></text:span><text:span text:style-name="a1096" text:class-names="">كلي</text:span><text:span text:style-name="a1097" text:class-names=""> </text:span><text:span text:style-name="a1098" text:class-names="">كالفيورنيا</text:span><text:span text:style-name="a1099" text:class-names=""><text:s text:c="1"/></text:span><text:span text:style-name="a1100" text:class-names="">الولايات</text:span><text:span text:style-name="a1101" text:class-names=""><text:s text:c="1"/></text:span><text:span text:style-name="a1102" text:class-names="">المتحده</text:span><text:span text:style-name="a1103" text:class-names=""><text:s text:c="1"/></text:span><text:span text:style-name="a1104" text:class-names="">المقر</text:span><text:span text:style-name="a1105" text:class-names=""><text:s text:c="1"/></text:span><text:span text:style-name="a1106" text:class-names="">الرايسي</text:span><text:span text:style-name="a1107" text:class-names=""><text:s text:c="1"/></text:span><text:span text:style-name="a1108" text:class-names="">امير</text:span><text:span text:style-name="a1109" text:class-names=""><text:s text:c="1"/></text:span><text:span text:style-name="a1110" text:class-names="">يفيل</text:span><text:span text:style-name="a1111" text:class-names=""><text:s text:c="1"/></text:span><text:span text:style-name="a1112" text:class-names="">كاليفورنيا</text:span><text:span text:style-name="a1113" text:class-names=""> </text:span><text:span text:style-name="a1114" text:class-names="">الولايات</text:span><text:span text:style-name="a1115" text:class-names=""><text:s text:c="1"/></text:span><text:span text:style-name="a1116" text:class-names="">المتحدة</text:span><text:span text:style-name="a1117" text:class-names=""> <text:s text:c="1"/></text:span><text:span text:style-name="a1118" text:class-names="">منتجات</text:span><text:span text:style-name="a1119" text:class-names=""><text:s text:c="1"/></text:span><text:span text:style-name="a1120" text:class-names="">الشركه</text:span><text:span text:style-name="a1121" text:class-names=""><text:s text:c="1"/></text:span><text:span text:style-name="a1122" text:class-names="">بذور</text:span><text:span text:style-name="a1123" text:class-names=""><text:s text:c="1"/></text:span><text:span text:style-name="a1124" text:class-names="">البن</text:span><text:span text:style-name="a1125" text:class-names=""><text:s text:c="1"/></text:span><text:span text:style-name="a1126" text:class-names="">الخضر</text:span><text:span text:style-name="a1127" text:class-names=""><text:s text:c="1"/></text:span><text:span text:style-name="a1128" text:class-names="">للقهوه</text:span><text:span text:style-name="a1129" text:class-names=""> <text:s text:c="1"/></text:span><text:span text:style-name="a1130" text:class-names="">عدد</text:span><text:span text:style-name="a1131" text:class-names=""><text:s text:c="1"/></text:span><text:span text:style-name="a1132" text:class-names="">الموضفين</text:span><text:span text:style-name="a1133" text:class-names=""> 5000 </text:span></text:p>
              </text:list-item>
            </text:list>
          </draw:text-box>
          <svg:title/>
          <svg:desc/>
        </draw:frame>
      </draw:page>
      <draw:page draw:name="Slide11" draw:style-name="a1137" draw:master-page-name="Master1-Layout2-obj-عنوان-ومحتوى" presentation:presentation-page-layout-name="Master1-PPL2" draw:id="Slide-266">
        <draw:frame draw:id="id82" presentation:style-name="a1143" draw:name="Title 1" svg:x="0.91667in" svg:y="0.39931in" svg:width="11.5in" svg:height="1.44965in" presentation:class="title" presentation:placeholder="false">
          <draw:text-box>
            <text:p text:style-name="a1142" text:class-names="" text:cond-style-name=""><text:span text:style-name="a1138" text:class-names="">Coffee<text:s text:c="1"/></text:span><text:span text:style-name="a1139" text:class-names="">peets</text:span><text:span text:style-name="a1140" text:class-names=""> </text:span><text:span text:style-name="a1141" text:class-names=""/></text:p>
          </draw:text-box>
          <svg:title/>
          <svg:desc/>
        </draw:frame>
        <draw:frame draw:id="id83" presentation:style-name="a1211" draw:name="Content Placeholder 2" svg:x="0.91667in" svg:y="1.99653in" svg:width="11.5in" svg:height="4.75868in" presentation:class="outline" presentation:placeholder="false">
          <draw:text-box>
            <text:list text:style-name="a1210">
              <text:list-item>
                <text:p text:style-name="a1209" text:class-names="" text:cond-style-name=""><text:span text:style-name="a1144" text:class-names="">حجم</text:span><text:span text:style-name="a1145" text:class-names=""><text:s text:c="1"/></text:span><text:span text:style-name="a1146" text:class-names="">الشركه</text:span><text:span text:style-name="a1147" text:class-names=""><text:s text:c="1"/>و<text:s text:c="1"/></text:span><text:span text:style-name="a1148" text:class-names="">نطاقه</text:span><text:span text:style-name="a1149" text:class-names=""><text:s text:c="1"/>5001 – 10<text:s text:c="1"/></text:span><text:span text:style-name="a1150" text:class-names="">الاف</text:span><text:span text:style-name="a1151" text:class-names=""> <text:s text:c="1"/></text:span><text:span text:style-name="a1152" text:class-names="">موضف</text:span><text:span text:style-name="a1153" text:class-names=""><text:s text:c="1"/>و<text:s text:c="1"/></text:span><text:span text:style-name="a1154" text:class-names="">له</text:span><text:span text:style-name="a1155" text:class-names=""><text:s text:c="1"/></text:span><text:span text:style-name="a1156" text:class-names="">عدت</text:span><text:span text:style-name="a1157" text:class-names=""><text:s text:c="1"/></text:span><text:span text:style-name="a1158" text:class-names="">فروع</text:span><text:span text:style-name="a1159" text:class-names=""><text:s text:c="1"/></text:span><text:span text:style-name="a1160" text:class-names="">في</text:span><text:span text:style-name="a1161" text:class-names=""> </text:span><text:span text:style-name="a1162" text:class-names="">جمع</text:span><text:span text:style-name="a1163" text:class-names=""><text:s text:c="1"/></text:span><text:span text:style-name="a1164" text:class-names="">انحاء</text:span><text:span text:style-name="a1165" text:class-names=""><text:s text:c="1"/></text:span><text:span text:style-name="a1166" text:class-names="">العالم</text:span><text:span text:style-name="a1167" text:class-names=""><text:s text:c="1"/>و<text:s text:c="1"/></text:span><text:span text:style-name="a1168" text:class-names="">هي</text:span><text:span text:style-name="a1169" text:class-names=""><text:s text:c="1"/></text:span><text:span text:style-name="a1170" text:class-names="">شركه</text:span><text:span text:style-name="a1171" text:class-names=""> <text:s text:c="1"/></text:span><text:span text:style-name="a1172" text:class-names="">عالميه</text:span><text:span text:style-name="a1173" text:class-names=""><text:s text:c="1"/></text:span><text:span text:style-name="a1174" text:class-names="">الذي</text:span><text:span text:style-name="a1175" text:class-names=""> </text:span><text:span text:style-name="a1176" text:class-names="">يعين</text:span><text:span text:style-name="a1177" text:class-names=""> <text:s text:c="1"/></text:span><text:span text:style-name="a1178" text:class-names="">الموضفين</text:span><text:span text:style-name="a1179" text:class-names=""> <text:s text:c="1"/></text:span><text:span text:style-name="a1180" text:class-names="">الاداره</text:span><text:span text:style-name="a1181" text:class-names=""><text:s text:c="1"/>و <text:s text:c="1"/></text:span><text:span text:style-name="a1182" text:class-names="">شركه</text:span><text:span text:style-name="a1183" text:class-names=""><text:s text:c="1"/></text:span><text:span text:style-name="a1184" text:class-names="">جي</text:span><text:span text:style-name="a1185" text:class-names=""><text:s text:c="1"/></text:span><text:span text:style-name="a1186" text:class-names="">ايه</text:span><text:span text:style-name="a1187" text:class-names=""><text:s text:c="1"/></text:span><text:span text:style-name="a1188" text:class-names="">بي</text:span><text:span text:style-name="a1189" text:class-names=""> gap <text:s text:c="1"/></text:span><text:span text:style-name="a1190" text:class-names="">اسم</text:span><text:span text:style-name="a1191" text:class-names=""><text:s text:c="1"/></text:span><text:span text:style-name="a1192" text:class-names="">مالك</text:span><text:span text:style-name="a1193" text:class-names=""><text:s text:c="1"/></text:span><text:span text:style-name="a1194" text:class-names="">الشركه</text:span><text:span text:style-name="a1195" text:class-names=""><text:s text:c="1"/></text:span><text:span text:style-name="a1196" text:class-names="">تملكه</text:span><text:span text:style-name="a1197" text:class-names=""><text:s text:c="1"/></text:span><text:span text:style-name="a1198" text:class-names="">شركه</text:span><text:span text:style-name="a1199" text:class-names="">  gap<text:s text:c="1"/></text:span><text:span text:style-name="a1200" text:class-names="">غيات</text:span><text:span text:style-name="a1201" text:class-names=""><text:s text:c="1"/></text:span><text:span text:style-name="a1202" text:class-names="">الشركه</text:span><text:span text:style-name="a1203" text:class-names=""><text:s text:c="1"/></text:span><text:span text:style-name="a1204" text:class-names="">الربح</text:span><text:span text:style-name="a1205" text:class-names=""><text:s text:c="1"/></text:span><text:span text:style-name="a1206" text:class-names="">المباشر</text:span><text:span text:style-name="a1207" text:class-names=""> </text:span><text:span text:style-name="a120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شريحة عنوان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9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0.91667in" svg:y="6.95139in" svg:width="3in" svg:height="0.39931in"/>
    </style:presentation-page-layout>
    <style:presentation-page-layout style:name="Master1-PPL2" style:display-name="عنوان ومحتوى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9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0.91667in" svg:y="6.95139in" svg:width="3in" svg:height="0.39931in"/>
    </style:presentation-page-layout>
    <style:presentation-page-layout style:name="Master1-PPL3" style:display-name="عنوان المقطع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9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0.91667in" svg:y="6.95139in" svg:width="3in" svg:height="0.39931in"/>
    </style:presentation-page-layout>
    <style:presentation-page-layout style:name="Master1-PPL4" style:display-name="محتويين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9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0.91667in" svg:y="6.95139in" svg:width="3in" svg:height="0.39931in"/>
    </style:presentation-page-layout>
    <style:presentation-page-layout style:name="Master1-PPL5" style:display-name="مقارنة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9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0.91667in" svg:y="6.95139in" svg:width="3in" svg:height="0.39931in"/>
    </style:presentation-page-layout>
    <style:presentation-page-layout style:name="Master1-PPL6" style:display-name="عنوان فقط">
      <presentation:placeholder presentation:object="title" svg:x="0.91667in" svg:y="0.39931in" svg:width="11.5in" svg:height="1.44965in"/>
      <presentation:placeholder presentation:object="date-time" svg:x="9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0.91667in" svg:y="6.95139in" svg:width="3in" svg:height="0.39931in"/>
    </style:presentation-page-layout>
    <style:presentation-page-layout style:name="Master1-PPL7" style:display-name="فارغ">
      <presentation:placeholder presentation:object="date-time" svg:x="9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0.91667in" svg:y="6.95139in" svg:width="3in" svg:height="0.39931in"/>
    </style:presentation-page-layout>
    <style:presentation-page-layout style:name="Master1-PPL8" style:display-name="محتوى ذو تسمية توضيحية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9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0.91667in" svg:y="6.95139in" svg:width="3in" svg:height="0.39931in"/>
    </style:presentation-page-layout>
    <style:presentation-page-layout style:name="Master1-PPL9" style:display-name="صورة مع تسمية توضيحية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9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0.91667in" svg:y="6.95139in" svg:width="3in" svg:height="0.39931in"/>
    </style:presentation-page-layout>
    <style:presentation-page-layout style:name="Master1-PPL10" style:display-name="عنوان ونص عمودي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9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0.91667in" svg:y="6.95139in" svg:width="3in" svg:height="0.39931in"/>
    </style:presentation-page-layout>
    <style:presentation-page-layout style:name="Master1-PPL11" style:display-name="عنوان ونص عموديان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9.4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0.9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61111in" style:font-size-asian="0.61111in" style:font-size-complex="0.61111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44444in" style:font-size-asian="0.44444in" style:font-size-complex="0.44444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44444in" style:font-size-asian="0.44444in" style:font-size-complex="0.44444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61111in" style:font-size-asian="0.61111in" style:font-size-complex="0.61111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2222in" style:font-size-asian="0.22222in" style:font-size-complex="0.22222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83333in" style:font-size-asian="0.83333in" style:font-size-complex="0.8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44444in" style:font-size-asian="0.44444in" style:font-size-complex="0.44444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44444in" style:font-size-asian="0.44444in" style:font-size-complex="0.44444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2222in" style:font-size-asian="0.22222in" style:font-size-complex="0.22222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61111in" style:font-size-asian="0.61111in" style:font-size-complex="0.61111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61111in" style:font-size-asian="0.61111in" style:font-size-complex="0.61111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61111in" style:font-size-asian="0.61111in" style:font-size-complex="0.61111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83333in" style:font-size-asian="0.83333in" style:font-size-complex="0.8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61111in" style:font-size-asian="0.61111in" style:font-size-complex="0.61111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imes New Roman" style:font-family-generic-complex="roman" style:font-pitch-complex="variable" fo:font-size="0.61111in" style:font-size-asian="0.61111in" style:font-size-complex="0.61111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right" style:tab-stop-distance="1in" fo:margin-left="0.25in" fo:margin-right="0in" fo:text-indent="-0.25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ar" style:country-complex="S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نسق-Office" style:page-layout-name="pageLayout1" draw:style-name="a0">
      <draw:frame draw:id="id0" presentation:style-name="a3" draw:name="عنصر نائب للعنوان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انقر لتحرير نمط العنوان الرئيسي</text:span></text:p>
        </draw:text-box>
        <svg:title/>
        <svg:desc/>
      </draw:frame>
      <draw:frame draw:id="id1" presentation:style-name="a19" draw:name="عنصر نائب للنص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انقر لتحرير أنماط النص الرئيسي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المستوى الثاني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المستوى الثالث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المستوى الرابع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المستوى الخامس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عنصر نائب للتاريخ 3" svg:x="9.4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02/05/1445</text:date></text:span><text:span text:style-name="a22" text:class-names=""/></text:p>
        </draw:text-box>
        <svg:title/>
        <svg:desc/>
      </draw:frame>
      <draw:frame draw:id="id3" presentation:style-name="a27" draw:name="عنصر نائب للتذييل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عنصر نائب لرقم الشريحة 5" svg:x="0.9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شريحة-عنوان" style:page-layout-name="pageLayout1" draw:style-name="a32">
      <draw:frame draw:id="id5" presentation:style-name="a35" draw:name="عنوان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انقر لتحرير نمط العنوان الرئيسي</text:span></text:p>
        </draw:text-box>
        <svg:title/>
        <svg:desc/>
      </draw:frame>
      <draw:frame draw:id="id6" presentation:style-name="a38" draw:name="عنوان فرعي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انقر لتحرير نمط العنوان الثانوي الرئيسي</text:span></text:p>
        </draw:text-box>
        <svg:title/>
        <svg:desc/>
      </draw:frame>
      <draw:frame draw:id="id7" presentation:style-name="a43" draw:name="عنصر نائب للتاريخ 3" svg:x="9.4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02/05/1445</text:date></text:span><text:span text:style-name="a41" text:class-names=""/></text:p>
        </draw:text-box>
        <svg:title/>
        <svg:desc/>
      </draw:frame>
      <draw:frame draw:id="id8" presentation:style-name="a46" draw:name="عنصر نائب للتذييل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عنصر نائب لرقم الشريحة 5" svg:x="0.9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عنوان-ومحتوى" style:page-layout-name="pageLayout1" draw:style-name="a51">
      <draw:frame draw:id="id10" presentation:style-name="a54" draw:name="عنوان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انقر لتحرير نمط العنوان الرئيسي</text:span></text:p>
        </draw:text-box>
        <svg:title/>
        <svg:desc/>
      </draw:frame>
      <draw:frame draw:id="id11" presentation:style-name="a70" draw:name="عنصر نائب للمحتوى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انقر لتحرير أنماط النص الرئيسي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المستوى الثاني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المستوى الثالث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المستوى الرابع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المستوى الخامس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عنصر نائب للتاريخ 3" svg:x="9.4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02/05/1445</text:date></text:span><text:span text:style-name="a73" text:class-names=""/></text:p>
        </draw:text-box>
        <svg:title/>
        <svg:desc/>
      </draw:frame>
      <draw:frame draw:id="id13" presentation:style-name="a78" draw:name="عنصر نائب للتذييل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عنصر نائب لرقم الشريحة 5" svg:x="0.9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عنوان-المقطع" style:page-layout-name="pageLayout1" draw:style-name="a83">
      <draw:frame draw:id="id15" presentation:style-name="a86" draw:name="عنوان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انقر لتحرير نمط العنوان الرئيسي</text:span></text:p>
        </draw:text-box>
        <svg:title/>
        <svg:desc/>
      </draw:frame>
      <draw:frame draw:id="id16" presentation:style-name="a90" draw:name="عنصر نائب للنص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انقر لتحرير أنماط النص الرئيسي</text:span></text:p>
            </text:list-item>
          </text:list>
        </draw:text-box>
        <svg:title/>
        <svg:desc/>
      </draw:frame>
      <draw:frame draw:id="id17" presentation:style-name="a95" draw:name="عنصر نائب للتاريخ 3" svg:x="9.4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02/05/1445</text:date></text:span><text:span text:style-name="a93" text:class-names=""/></text:p>
        </draw:text-box>
        <svg:title/>
        <svg:desc/>
      </draw:frame>
      <draw:frame draw:id="id18" presentation:style-name="a98" draw:name="عنصر نائب للتذييل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عنصر نائب لرقم الشريحة 5" svg:x="0.9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محتويين" style:page-layout-name="pageLayout1" draw:style-name="a103">
      <draw:frame draw:id="id20" presentation:style-name="a106" draw:name="عنوان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انقر لتحرير نمط العنوان الرئيسي</text:span></text:p>
        </draw:text-box>
        <svg:title/>
        <svg:desc/>
      </draw:frame>
      <draw:frame draw:id="id21" presentation:style-name="a122" draw:name="عنصر نائب للمحتوى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انقر لتحرير أنماط النص الرئيسي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المستوى الثاني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المستوى الثالث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المستوى الرابع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المستوى الخامس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عنصر نائب للمحتوى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انقر لتحرير أنماط النص الرئيسي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المستوى الثاني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المستوى الثالث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المستوى الرابع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المستوى الخامس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عنصر نائب للتاريخ 4" svg:x="9.4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02/05/1445</text:date></text:span><text:span text:style-name="a141" text:class-names=""/></text:p>
        </draw:text-box>
        <svg:title/>
        <svg:desc/>
      </draw:frame>
      <draw:frame draw:id="id24" presentation:style-name="a146" draw:name="عنصر نائب للتذييل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عنصر نائب لرقم الشريحة 6" svg:x="0.9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مقارنة" style:page-layout-name="pageLayout1" draw:style-name="a151">
      <draw:frame draw:id="id26" presentation:style-name="a154" draw:name="عنوان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انقر لتحرير نمط العنوان الرئيسي</text:span></text:p>
        </draw:text-box>
        <svg:title/>
        <svg:desc/>
      </draw:frame>
      <draw:frame draw:id="id27" presentation:style-name="a158" draw:name="عنصر نائب للنص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انقر لتحرير أنماط النص الرئيسي</text:span></text:p>
            </text:list-item>
          </text:list>
        </draw:text-box>
        <svg:title/>
        <svg:desc/>
      </draw:frame>
      <draw:frame draw:id="id28" presentation:style-name="a174" draw:name="عنصر نائب للمحتوى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انقر لتحرير أنماط النص الرئيسي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المستوى الثاني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المستوى الثالث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المستوى الرابع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المستوى الخامس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عنصر نائب للنص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انقر لتحرير أنماط النص الرئيسي</text:span></text:p>
            </text:list-item>
          </text:list>
        </draw:text-box>
        <svg:title/>
        <svg:desc/>
      </draw:frame>
      <draw:frame draw:id="id30" presentation:style-name="a194" draw:name="عنصر نائب للمحتوى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انقر لتحرير أنماط النص الرئيسي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المستوى الثاني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المستوى الثالث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المستوى الرابع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المستوى الخامس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عنصر نائب للتاريخ 6" svg:x="9.4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02/05/1445</text:date></text:span><text:span text:style-name="a197" text:class-names=""/></text:p>
        </draw:text-box>
        <svg:title/>
        <svg:desc/>
      </draw:frame>
      <draw:frame draw:id="id32" presentation:style-name="a202" draw:name="عنصر نائب للتذييل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عنصر نائب لرقم الشريحة 8" svg:x="0.9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عنوان-فقط" style:page-layout-name="pageLayout1" draw:style-name="a207">
      <draw:frame draw:id="id34" presentation:style-name="a210" draw:name="عنوان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انقر لتحرير نمط العنوان الرئيسي</text:span></text:p>
        </draw:text-box>
        <svg:title/>
        <svg:desc/>
      </draw:frame>
      <draw:frame draw:id="id35" presentation:style-name="a215" draw:name="عنصر نائب للتاريخ 2" svg:x="9.4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02/05/1445</text:date></text:span><text:span text:style-name="a213" text:class-names=""/></text:p>
        </draw:text-box>
        <svg:title/>
        <svg:desc/>
      </draw:frame>
      <draw:frame draw:id="id36" presentation:style-name="a218" draw:name="عنصر نائب للتذييل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عنصر نائب لرقم الشريحة 4" svg:x="0.9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فارغ" style:page-layout-name="pageLayout1" draw:style-name="a223">
      <draw:frame draw:id="id38" presentation:style-name="a228" draw:name="عنصر نائب للتاريخ 1" svg:x="9.4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02/05/1445</text:date></text:span><text:span text:style-name="a226" text:class-names=""/></text:p>
        </draw:text-box>
        <svg:title/>
        <svg:desc/>
      </draw:frame>
      <draw:frame draw:id="id39" presentation:style-name="a231" draw:name="عنصر نائب للتذييل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عنصر نائب لرقم الشريحة 3" svg:x="0.9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محتوى-ذو-تسمية-توضيحية" style:page-layout-name="pageLayout1" draw:style-name="a236">
      <draw:frame draw:id="id41" presentation:style-name="a239" draw:name="عنوان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انقر لتحرير نمط العنوان الرئيسي</text:span></text:p>
        </draw:text-box>
        <svg:title/>
        <svg:desc/>
      </draw:frame>
      <draw:frame draw:id="id42" presentation:style-name="a255" draw:name="عنصر نائب للمحتوى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انقر لتحرير أنماط النص الرئيسي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المستوى الثاني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المستوى الثالث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المستوى الرابع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المستوى الخامس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عنصر نائب للنص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انقر لتحرير أنماط النص الرئيسي</text:span></text:p>
            </text:list-item>
          </text:list>
        </draw:text-box>
        <svg:title/>
        <svg:desc/>
      </draw:frame>
      <draw:frame draw:id="id44" presentation:style-name="a264" draw:name="عنصر نائب للتاريخ 4" svg:x="9.4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02/05/1445</text:date></text:span><text:span text:style-name="a262" text:class-names=""/></text:p>
        </draw:text-box>
        <svg:title/>
        <svg:desc/>
      </draw:frame>
      <draw:frame draw:id="id45" presentation:style-name="a267" draw:name="عنصر نائب للتذييل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عنصر نائب لرقم الشريحة 6" svg:x="0.9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صورة-مع-تسمية-توضيحية" style:page-layout-name="pageLayout1" draw:style-name="a272">
      <draw:frame draw:id="id47" presentation:style-name="a275" draw:name="عنوان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انقر لتحرير نمط العنوان الرئيسي</text:span></text:p>
        </draw:text-box>
        <svg:title/>
        <svg:desc/>
      </draw:frame>
      <draw:frame draw:id="id48" presentation:style-name="a278" draw:name="عنصر نائب للصورة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عنصر نائب للنص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انقر لتحرير أنماط النص الرئيسي</text:span></text:p>
            </text:list-item>
          </text:list>
        </draw:text-box>
        <svg:title/>
        <svg:desc/>
      </draw:frame>
      <draw:frame draw:id="id50" presentation:style-name="a287" draw:name="عنصر نائب للتاريخ 4" svg:x="9.4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02/05/1445</text:date></text:span><text:span text:style-name="a285" text:class-names=""/></text:p>
        </draw:text-box>
        <svg:title/>
        <svg:desc/>
      </draw:frame>
      <draw:frame draw:id="id51" presentation:style-name="a290" draw:name="عنصر نائب للتذييل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عنصر نائب لرقم الشريحة 6" svg:x="0.9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عنوان-ونص-عمودي" style:page-layout-name="pageLayout1" draw:style-name="a295">
      <draw:frame draw:id="id53" presentation:style-name="a298" draw:name="عنوان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انقر لتحرير نمط العنوان الرئيسي</text:span></text:p>
        </draw:text-box>
        <svg:title/>
        <svg:desc/>
      </draw:frame>
      <draw:frame draw:id="id54" presentation:style-name="a314" draw:name="عنصر نائب للعنوان العمودي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انقر لتحرير أنماط النص الرئيسي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المستوى الثاني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المستوى الثالث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المستوى الرابع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المستوى الخامس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عنصر نائب للتاريخ 3" svg:x="9.4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02/05/1445</text:date></text:span><text:span text:style-name="a317" text:class-names=""/></text:p>
        </draw:text-box>
        <svg:title/>
        <svg:desc/>
      </draw:frame>
      <draw:frame draw:id="id56" presentation:style-name="a322" draw:name="عنصر نائب للتذييل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عنصر نائب لرقم الشريحة 5" svg:x="0.9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عنوان-ونص-عموديان" style:page-layout-name="pageLayout1" draw:style-name="a327">
      <draw:frame draw:id="id58" presentation:style-name="a330" draw:name="عنوان عمودي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انقر لتحرير نمط العنوان الرئيسي</text:span></text:p>
        </draw:text-box>
        <svg:title/>
        <svg:desc/>
      </draw:frame>
      <draw:frame draw:id="id59" presentation:style-name="a346" draw:name="عنصر نائب للعنوان العمودي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انقر لتحرير أنماط النص الرئيسي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المستوى الثاني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المستوى الثالث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المستوى الرابع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المستوى الخامس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عنصر نائب للتاريخ 3" svg:x="9.4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02/05/1445</text:date></text:span><text:span text:style-name="a349" text:class-names=""/></text:p>
        </draw:text-box>
        <svg:title/>
        <svg:desc/>
      </draw:frame>
      <draw:frame draw:id="id61" presentation:style-name="a354" draw:name="عنصر نائب للتذييل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عنصر نائب لرقم الشريحة 5" svg:x="0.9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/>
    <meta:creation-date>2023-11-09T06:41:39Z</meta:creation-date>
    <dc:date>2023-12-04T06:24:44Z</dc:date>
    <meta:editing-cycles>54</meta:editing-cycles>
  </office:meta>
</office:document-meta>
</file>